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1965in"/>
    </style:style>
    <style:style style:name="co6" style:family="table-column">
      <style:table-column-properties fo:break-before="auto" style:column-width="0.34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fr" fo:country="BE" fo:font-style="normal" fo:text-shadow="none" style:text-underline-style="none" fo:font-weight="normal" style:text-und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>
            <text:p>Réémis</text:p>
          </table:table-cell>
          <table:table-cell table:number-columns-repeated="8"/>
        </table:table-row>
        <table:table-row table:style-name="ro1">
          <table:table-cell table:number-columns-repeated="4" office:value-type="percentage" office:value="0">
            <text:p>0.00%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percentage" office:value="0.01">
            <text:p>1.00%</text:p>
          </table:table-cell>
          <table:table-cell office:value-type="percentage" office:value="0">
            <text:p>0.00%</text:p>
          </table:table-cell>
          <table:table-cell office:value-type="percentage" office:value="0.001">
            <text:p>0.10%</text:p>
          </table:table-cell>
          <table:table-cell office:value-type="percentage" office:value="0">
            <text:p>0.00%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percentage" office:value="0.02">
            <text:p>2.00%</text:p>
          </table:table-cell>
          <table:table-cell office:value-type="percentage" office:value="0">
            <text:p>0.00%</text:p>
          </table:table-cell>
          <table:table-cell office:value-type="percentage" office:value="0.0098">
            <text:p>0.98%</text:p>
          </table:table-cell>
          <table:table-cell office:value-type="percentage" office:value="0.0126">
            <text:p>1.26%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>
            <draw:frame table:end-cell-address="Feuille1.P23" table:end-x="0.1996in" table:end-y="0.115in" draw:z-index="0" draw:style-name="gr1" svg:width="5.6319in" svg:height="3.4697in" svg:x="0.7909in" svg:y="0.0106in">
              <draw:object draw:notify-on-update-of-ranges="Feuille1.B1:Feuille1.B1 Feuille1.B2:Feuille1.B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percentage" office:value="0.03">
            <text:p>3.00%</text:p>
          </table:table-cell>
          <table:table-cell office:value-type="percentage" office:value="0.0112">
            <text:p>1.12%</text:p>
          </table:table-cell>
          <table:table-cell office:value-type="percentage" office:value="0.0171">
            <text:p>1.71%</text:p>
          </table:table-cell>
          <table:table-cell office:value-type="percentage" office:value="0.0204">
            <text:p>2.04%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04">
            <text:p>4.00%</text:p>
          </table:table-cell>
          <table:table-cell office:value-type="percentage" office:value="0.0338">
            <text:p>3.38%</text:p>
          </table:table-cell>
          <table:table-cell office:value-type="percentage" office:value="0.024">
            <text:p>2.40%</text:p>
          </table:table-cell>
          <table:table-cell office:value-type="percentage" office:value="0.0273">
            <text:p>2.73%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05">
            <text:p>5.00%</text:p>
          </table:table-cell>
          <table:table-cell office:value-type="percentage" office:value="0.0751">
            <text:p>7.51%</text:p>
          </table:table-cell>
          <table:table-cell office:value-type="percentage" office:value="0.0275">
            <text:p>2.75%</text:p>
          </table:table-cell>
          <table:table-cell office:value-type="percentage" office:value="0.0304">
            <text:p>3.04%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06">
            <text:p>6.00%</text:p>
          </table:table-cell>
          <table:table-cell office:value-type="percentage" office:value="0.0976">
            <text:p>9.76%</text:p>
          </table:table-cell>
          <table:table-cell office:value-type="percentage" office:value="0.0305">
            <text:p>3.05%</text:p>
          </table:table-cell>
          <table:table-cell office:value-type="percentage" office:value="0.0311">
            <text:p>3.11%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07">
            <text:p>7.00%</text:p>
          </table:table-cell>
          <table:table-cell office:value-type="percentage" office:value="0.1134">
            <text:p>11.34%</text:p>
          </table:table-cell>
          <table:table-cell office:value-type="percentage" office:value="0.0312">
            <text:p>3.12%</text:p>
          </table:table-cell>
          <table:table-cell office:value-type="percentage" office:value="0.0303">
            <text:p>3.03%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08">
            <text:p>8.00%</text:p>
          </table:table-cell>
          <table:table-cell office:value-type="percentage" office:value="0.1188">
            <text:p>11.88%</text:p>
          </table:table-cell>
          <table:table-cell office:value-type="percentage" office:value="0.0321">
            <text:p>3.21%</text:p>
          </table:table-cell>
          <table:table-cell office:value-type="percentage" office:value="0.0298">
            <text:p>2.98%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09">
            <text:p>9.00%</text:p>
          </table:table-cell>
          <table:table-cell office:value-type="percentage" office:value="0.1274">
            <text:p>12.74%</text:p>
          </table:table-cell>
          <table:table-cell office:value-type="percentage" office:value="0.034">
            <text:p>3.40%</text:p>
          </table:table-cell>
          <table:table-cell office:value-type="percentage" office:value="0.0308">
            <text:p>3.08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">
            <text:p>10.00%</text:p>
          </table:table-cell>
          <table:table-cell office:value-type="percentage" office:value="0.1284">
            <text:p>12.84%</text:p>
          </table:table-cell>
          <table:table-cell office:value-type="percentage" office:value="0.0344">
            <text:p>3.44%</text:p>
          </table:table-cell>
          <table:table-cell office:value-type="percentage" office:value="0.0313">
            <text:p>3.1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1">
            <text:p>11.00%</text:p>
          </table:table-cell>
          <table:table-cell office:value-type="percentage" office:value="0.1362">
            <text:p>13.62%</text:p>
          </table:table-cell>
          <table:table-cell office:value-type="percentage" office:value="0.0351">
            <text:p>3.51%</text:p>
          </table:table-cell>
          <table:table-cell office:value-type="percentage" office:value="0.0307">
            <text:p>3.0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2">
            <text:p>12.00%</text:p>
          </table:table-cell>
          <table:table-cell office:value-type="percentage" office:value="0.1416">
            <text:p>14.16%</text:p>
          </table:table-cell>
          <table:table-cell office:value-type="percentage" office:value="0.035">
            <text:p>3.50%</text:p>
          </table:table-cell>
          <table:table-cell office:value-type="percentage" office:value="0.0302">
            <text:p>3.0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3">
            <text:p>13.00%</text:p>
          </table:table-cell>
          <table:table-cell office:value-type="percentage" office:value="0.1396">
            <text:p>13.96%</text:p>
          </table:table-cell>
          <table:table-cell office:value-type="percentage" office:value="0.0356">
            <text:p>3.56%</text:p>
          </table:table-cell>
          <table:table-cell office:value-type="percentage" office:value="0.0297">
            <text:p>2.9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4">
            <text:p>14.00%</text:p>
          </table:table-cell>
          <table:table-cell office:value-type="percentage" office:value="0.1367">
            <text:p>13.67%</text:p>
          </table:table-cell>
          <table:table-cell office:value-type="percentage" office:value="0.035">
            <text:p>3.50%</text:p>
          </table:table-cell>
          <table:table-cell office:value-type="percentage" office:value="0.0294">
            <text:p>2.9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5">
            <text:p>15.00%</text:p>
          </table:table-cell>
          <table:table-cell office:value-type="percentage" office:value="0.1349">
            <text:p>13.49%</text:p>
          </table:table-cell>
          <table:table-cell office:value-type="percentage" office:value="0.035">
            <text:p>3.50%</text:p>
          </table:table-cell>
          <table:table-cell office:value-type="percentage" office:value="0.029">
            <text:p>2.9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6">
            <text:p>16.00%</text:p>
          </table:table-cell>
          <table:table-cell office:value-type="percentage" office:value="0.1368">
            <text:p>13.68%</text:p>
          </table:table-cell>
          <table:table-cell office:value-type="percentage" office:value="0.036">
            <text:p>3.60%</text:p>
          </table:table-cell>
          <table:table-cell office:value-type="percentage" office:value="0.0293">
            <text:p>2.9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7">
            <text:p>17.00%</text:p>
          </table:table-cell>
          <table:table-cell office:value-type="percentage" office:value="0.1352">
            <text:p>13.52%</text:p>
          </table:table-cell>
          <table:table-cell office:value-type="percentage" office:value="0.0362">
            <text:p>3.62%</text:p>
          </table:table-cell>
          <table:table-cell office:value-type="percentage" office:value="0.0289">
            <text:p>2.8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8">
            <text:p>18.00%</text:p>
          </table:table-cell>
          <table:table-cell office:value-type="percentage" office:value="0.1372">
            <text:p>13.72%</text:p>
          </table:table-cell>
          <table:table-cell office:value-type="percentage" office:value="0.037">
            <text:p>3.70%</text:p>
          </table:table-cell>
          <table:table-cell office:value-type="percentage" office:value="0.0296">
            <text:p>2.9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19">
            <text:p>19.00%</text:p>
          </table:table-cell>
          <table:table-cell office:value-type="percentage" office:value="0.1393">
            <text:p>13.93%</text:p>
          </table:table-cell>
          <table:table-cell office:value-type="percentage" office:value="0.0376">
            <text:p>3.76%</text:p>
          </table:table-cell>
          <table:table-cell office:value-type="percentage" office:value="0.0304">
            <text:p>3.0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2">
            <text:p>20.00%</text:p>
          </table:table-cell>
          <table:table-cell office:value-type="percentage" office:value="0.1436">
            <text:p>14.36%</text:p>
          </table:table-cell>
          <table:table-cell office:value-type="percentage" office:value="0.0378">
            <text:p>3.78%</text:p>
          </table:table-cell>
          <table:table-cell office:value-type="percentage" office:value="0.0307">
            <text:p>3.0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21">
            <text:p>21.00%</text:p>
          </table:table-cell>
          <table:table-cell office:value-type="percentage" office:value="0.1486">
            <text:p>14.86%</text:p>
          </table:table-cell>
          <table:table-cell office:value-type="percentage" office:value="0.039">
            <text:p>3.90%</text:p>
          </table:table-cell>
          <table:table-cell office:value-type="percentage" office:value="0.0316">
            <text:p>3.16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22">
            <text:p>22.00%</text:p>
          </table:table-cell>
          <table:table-cell office:value-type="percentage" office:value="0.1514">
            <text:p>15.14%</text:p>
          </table:table-cell>
          <table:table-cell office:value-type="percentage" office:value="0.0389">
            <text:p>3.89%</text:p>
          </table:table-cell>
          <table:table-cell office:value-type="percentage" office:value="0.0314">
            <text:p>3.14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23">
            <text:p>23.00%</text:p>
          </table:table-cell>
          <table:table-cell office:value-type="percentage" office:value="0.1544">
            <text:p>15.44%</text:p>
          </table:table-cell>
          <table:table-cell office:value-type="percentage" office:value="0.0388">
            <text:p>3.88%</text:p>
          </table:table-cell>
          <table:table-cell office:value-type="percentage" office:value="0.0314">
            <text:p>3.14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Agents - Nombre d'hotes: 17</text:p>
          </table:table-cell>
        </table:table-row>
        <table:table-row table:style-name="ro1">
          <table:table-cell office:value-type="percentage" office:value="0.24">
            <text:p>24.00%</text:p>
          </table:table-cell>
          <table:table-cell office:value-type="percentage" office:value="0.1554">
            <text:p>15.54%</text:p>
          </table:table-cell>
          <table:table-cell office:value-type="percentage" office:value="0.0389">
            <text:p>3.89%</text:p>
          </table:table-cell>
          <table:table-cell office:value-type="percentage" office:value="0.0316">
            <text:p>3.1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Agents - Taille de buffer: 3</text:p>
          </table:table-cell>
        </table:table-row>
        <table:table-row table:style-name="ro1">
          <table:table-cell office:value-type="percentage" office:value="0.25">
            <text:p>25.00%</text:p>
          </table:table-cell>
          <table:table-cell office:value-type="percentage" office:value="0.1538">
            <text:p>15.38%</text:p>
          </table:table-cell>
          <table:table-cell office:value-type="percentage" office:value="0.039">
            <text:p>3.90%</text:p>
          </table:table-cell>
          <table:table-cell office:value-type="percentage" office:value="0.0316">
            <text:p>3.1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Agents - Taux de pertes brutales: 0,00%</text:p>
          </table:table-cell>
        </table:table-row>
        <table:table-row table:style-name="ro1">
          <table:table-cell office:value-type="percentage" office:value="0.26">
            <text:p>26.00%</text:p>
          </table:table-cell>
          <table:table-cell office:value-type="percentage" office:value="0.1571">
            <text:p>15.71%</text:p>
          </table:table-cell>
          <table:table-cell office:value-type="percentage" office:value="0.0393">
            <text:p>3.93%</text:p>
          </table:table-cell>
          <table:table-cell office:value-type="percentage" office:value="0.031">
            <text:p>3.1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Agents - Temps de traitement: 0.4</text:p>
          </table:table-cell>
        </table:table-row>
        <table:table-row table:style-name="ro1">
          <table:table-cell office:value-type="percentage" office:value="0.27">
            <text:p>27.00%</text:p>
          </table:table-cell>
          <table:table-cell office:value-type="percentage" office:value="0.1553">
            <text:p>15.53%</text:p>
          </table:table-cell>
          <table:table-cell office:value-type="percentage" office:value="0.0399">
            <text:p>3.99%</text:p>
          </table:table-cell>
          <table:table-cell office:value-type="percentage" office:value="0.0311">
            <text:p>3.1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Agents - Nombre de messages traitables simultanement: 2</text:p>
          </table:table-cell>
        </table:table-row>
        <table:table-row table:style-name="ro1">
          <table:table-cell office:value-type="percentage" office:value="0.28">
            <text:p>28.00%</text:p>
          </table:table-cell>
          <table:table-cell office:value-type="percentage" office:value="0.157">
            <text:p>15.70%</text:p>
          </table:table-cell>
          <table:table-cell office:value-type="percentage" office:value="0.0398">
            <text:p>3.98%</text:p>
          </table:table-cell>
          <table:table-cell office:value-type="percentage" office:value="0.0314">
            <text:p>3.1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Hotes - Pourcentage de messages a destination d'un hote connecte a un autre agent: 77,00%</text:p>
          </table:table-cell>
        </table:table-row>
        <table:table-row table:style-name="ro1">
          <table:table-cell office:value-type="percentage" office:value="0.29">
            <text:p>29.00%</text:p>
          </table:table-cell>
          <table:table-cell office:value-type="percentage" office:value="0.156">
            <text:p>15.60%</text:p>
          </table:table-cell>
          <table:table-cell office:value-type="percentage" office:value="0.0397">
            <text:p>3.97%</text:p>
          </table:table-cell>
          <table:table-cell office:value-type="percentage" office:value="0.0312">
            <text:p>3.1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Hotes - Temps max entre deux envois: 179</text:p>
          </table:table-cell>
        </table:table-row>
        <table:table-row table:style-name="ro1">
          <table:table-cell office:value-type="percentage" office:value="0.3">
            <text:p>30.00%</text:p>
          </table:table-cell>
          <table:table-cell office:value-type="percentage" office:value="0.156">
            <text:p>15.60%</text:p>
          </table:table-cell>
          <table:table-cell office:value-type="percentage" office:value="0.0395">
            <text:p>3.95%</text:p>
          </table:table-cell>
          <table:table-cell office:value-type="percentage" office:value="0.031">
            <text:p>3.1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Hotes - Temps de traitement: 0.5</text:p>
          </table:table-cell>
        </table:table-row>
        <table:table-row table:style-name="ro1">
          <table:table-cell office:value-type="percentage" office:value="0.31">
            <text:p>31.00%</text:p>
          </table:table-cell>
          <table:table-cell office:value-type="percentage" office:value="0.1557">
            <text:p>15.57%</text:p>
          </table:table-cell>
          <table:table-cell office:value-type="percentage" office:value="0.0394">
            <text:p>3.94%</text:p>
          </table:table-cell>
          <table:table-cell office:value-type="percentage" office:value="0.0309">
            <text:p>3.0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Hotes - Nombre de messages traitables simultanement: 2</text:p>
          </table:table-cell>
        </table:table-row>
        <table:table-row table:style-name="ro1">
          <table:table-cell office:value-type="percentage" office:value="0.32">
            <text:p>32.00%</text:p>
          </table:table-cell>
          <table:table-cell office:value-type="percentage" office:value="0.1564">
            <text:p>15.64%</text:p>
          </table:table-cell>
          <table:table-cell office:value-type="percentage" office:value="0.0396">
            <text:p>3.96%</text:p>
          </table:table-cell>
          <table:table-cell office:value-type="percentage" office:value="0.0313">
            <text:p>3.1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Hotes - Duree du timeout pour la reception d'un accuse: 175</text:p>
          </table:table-cell>
        </table:table-row>
        <table:table-row table:style-name="ro1">
          <table:table-cell office:value-type="percentage" office:value="0.33">
            <text:p>33.00%</text:p>
          </table:table-cell>
          <table:table-cell office:value-type="percentage" office:value="0.1552">
            <text:p>15.52%</text:p>
          </table:table-cell>
          <table:table-cell office:value-type="percentage" office:value="0.0396">
            <text:p>3.96%</text:p>
          </table:table-cell>
          <table:table-cell office:value-type="percentage" office:value="0.0314">
            <text:p>3.1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Simulation - Duree: 10000</text:p>
          </table:table-cell>
        </table:table-row>
        <table:table-row table:style-name="ro1">
          <table:table-cell office:value-type="percentage" office:value="0.34">
            <text:p>34.00%</text:p>
          </table:table-cell>
          <table:table-cell office:value-type="percentage" office:value="0.1578">
            <text:p>15.78%</text:p>
          </table:table-cell>
          <table:table-cell office:value-type="percentage" office:value="0.0399">
            <text:p>3.99%</text:p>
          </table:table-cell>
          <table:table-cell office:value-type="percentage" office:value="0.0319">
            <text:p>3.1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Simulation - Duree de la periode d'initialisation DV: 1000</text:p>
          </table:table-cell>
        </table:table-row>
        <table:table-row table:style-name="ro1">
          <table:table-cell office:value-type="percentage" office:value="0.35">
            <text:p>35.00%</text:p>
          </table:table-cell>
          <table:table-cell office:value-type="percentage" office:value="0.1587">
            <text:p>15.87%</text:p>
          </table:table-cell>
          <table:table-cell office:value-type="percentage" office:value="0.0401">
            <text:p>4.01%</text:p>
          </table:table-cell>
          <table:table-cell office:value-type="percentage" office:value="0.0317">
            <text:p>3.1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Simulation - Distance vector active: NON</text:p>
          </table:table-cell>
        </table:table-row>
        <table:table-row table:style-name="ro1">
          <table:table-cell office:value-type="percentage" office:value="0.36">
            <text:p>36.00%</text:p>
          </table:table-cell>
          <table:table-cell office:value-type="percentage" office:value="0.1601">
            <text:p>16.01%</text:p>
          </table:table-cell>
          <table:table-cell office:value-type="percentage" office:value="0.0406">
            <text:p>4.06%</text:p>
          </table:table-cell>
          <table:table-cell office:value-type="percentage" office:value="0.0321">
            <text:p>3.2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Simulation - Periode d'initialisation: 1000</text:p>
          </table:table-cell>
        </table:table-row>
        <table:table-row table:style-name="ro1">
          <table:table-cell office:value-type="percentage" office:value="0.37">
            <text:p>37.00%</text:p>
          </table:table-cell>
          <table:table-cell office:value-type="percentage" office:value="0.16">
            <text:p>16.00%</text:p>
          </table:table-cell>
          <table:table-cell office:value-type="percentage" office:value="0.0406">
            <text:p>4.06%</text:p>
          </table:table-cell>
          <table:table-cell office:value-type="percentage" office:value="0.0322">
            <text:p>3.2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/>
          <table:table-cell table:style-name="ce2" office:value-type="string">
            <text:p>Simulation - Delai entre entites: 5</text:p>
          </table:table-cell>
        </table:table-row>
        <table:table-row table:style-name="ro1">
          <table:table-cell office:value-type="percentage" office:value="0.38">
            <text:p>38.00%</text:p>
          </table:table-cell>
          <table:table-cell office:value-type="percentage" office:value="0.1626">
            <text:p>16.26%</text:p>
          </table:table-cell>
          <table:table-cell office:value-type="percentage" office:value="0.0408">
            <text:p>4.08%</text:p>
          </table:table-cell>
          <table:table-cell office:value-type="percentage" office:value="0.0325">
            <text:p>3.2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39">
            <text:p>39.00%</text:p>
          </table:table-cell>
          <table:table-cell office:value-type="percentage" office:value="0.1648">
            <text:p>16.48%</text:p>
          </table:table-cell>
          <table:table-cell office:value-type="percentage" office:value="0.0409">
            <text:p>4.09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percentage" office:value="0.4">
            <text:p>40.00%</text:p>
          </table:table-cell>
          <table:table-cell office:value-type="percentage" office:value="0.1666">
            <text:p>16.66%</text:p>
          </table:table-cell>
          <table:table-cell office:value-type="percentage" office:value="0.041">
            <text:p>4.10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41">
            <text:p>41.00%</text:p>
          </table:table-cell>
          <table:table-cell office:value-type="percentage" office:value="0.1682">
            <text:p>16.82%</text:p>
          </table:table-cell>
          <table:table-cell office:value-type="percentage" office:value="0.0411">
            <text:p>4.11%</text:p>
          </table:table-cell>
          <table:table-cell office:value-type="percentage" office:value="0.0329">
            <text:p>3.2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42">
            <text:p>42.00%</text:p>
          </table:table-cell>
          <table:table-cell office:value-type="percentage" office:value="0.1682">
            <text:p>16.82%</text:p>
          </table:table-cell>
          <table:table-cell office:value-type="percentage" office:value="0.041">
            <text:p>4.10%</text:p>
          </table:table-cell>
          <table:table-cell office:value-type="percentage" office:value="0.0328">
            <text:p>3.2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43">
            <text:p>43.00%</text:p>
          </table:table-cell>
          <table:table-cell office:value-type="percentage" office:value="0.1691">
            <text:p>16.91%</text:p>
          </table:table-cell>
          <table:table-cell office:value-type="percentage" office:value="0.0408">
            <text:p>4.08%</text:p>
          </table:table-cell>
          <table:table-cell office:value-type="percentage" office:value="0.0333">
            <text:p>3.3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44">
            <text:p>44.00%</text:p>
          </table:table-cell>
          <table:table-cell office:value-type="percentage" office:value="0.1688">
            <text:p>16.88%</text:p>
          </table:table-cell>
          <table:table-cell office:value-type="percentage" office:value="0.0409">
            <text:p>4.09%</text:p>
          </table:table-cell>
          <table:table-cell office:value-type="percentage" office:value="0.0335">
            <text:p>3.3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45">
            <text:p>45.00%</text:p>
          </table:table-cell>
          <table:table-cell office:value-type="percentage" office:value="0.1708">
            <text:p>17.08%</text:p>
          </table:table-cell>
          <table:table-cell office:value-type="percentage" office:value="0.041">
            <text:p>4.10%</text:p>
          </table:table-cell>
          <table:table-cell office:value-type="percentage" office:value="0.0336">
            <text:p>3.36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46">
            <text:p>46.00%</text:p>
          </table:table-cell>
          <table:table-cell office:value-type="percentage" office:value="0.1723">
            <text:p>17.23%</text:p>
          </table:table-cell>
          <table:table-cell office:value-type="percentage" office:value="0.041">
            <text:p>4.10%</text:p>
          </table:table-cell>
          <table:table-cell office:value-type="percentage" office:value="0.0338">
            <text:p>3.38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47">
            <text:p>47.00%</text:p>
          </table:table-cell>
          <table:table-cell office:value-type="percentage" office:value="0.1731">
            <text:p>17.31%</text:p>
          </table:table-cell>
          <table:table-cell office:value-type="percentage" office:value="0.0412">
            <text:p>4.12%</text:p>
          </table:table-cell>
          <table:table-cell office:value-type="percentage" office:value="0.0337">
            <text:p>3.37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48">
            <text:p>48.00%</text:p>
          </table:table-cell>
          <table:table-cell office:value-type="percentage" office:value="0.1731">
            <text:p>17.31%</text:p>
          </table:table-cell>
          <table:table-cell office:value-type="percentage" office:value="0.0414">
            <text:p>4.14%</text:p>
          </table:table-cell>
          <table:table-cell office:value-type="percentage" office:value="0.0339">
            <text:p>3.39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49">
            <text:p>49.00%</text:p>
          </table:table-cell>
          <table:table-cell office:value-type="percentage" office:value="0.174">
            <text:p>17.40%</text:p>
          </table:table-cell>
          <table:table-cell office:value-type="percentage" office:value="0.0417">
            <text:p>4.17%</text:p>
          </table:table-cell>
          <table:table-cell office:value-type="percentage" office:value="0.0341">
            <text:p>3.41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">
            <text:p>50.00%</text:p>
          </table:table-cell>
          <table:table-cell office:value-type="percentage" office:value="0.1747">
            <text:p>17.47%</text:p>
          </table:table-cell>
          <table:table-cell office:value-type="percentage" office:value="0.0417">
            <text:p>4.17%</text:p>
          </table:table-cell>
          <table:table-cell office:value-type="percentage" office:value="0.0342">
            <text:p>3.42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1">
            <text:p>51.00%</text:p>
          </table:table-cell>
          <table:table-cell office:value-type="percentage" office:value="0.1769">
            <text:p>17.69%</text:p>
          </table:table-cell>
          <table:table-cell office:value-type="percentage" office:value="0.042">
            <text:p>4.20%</text:p>
          </table:table-cell>
          <table:table-cell office:value-type="percentage" office:value="0.0343">
            <text:p>3.4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2">
            <text:p>52.00%</text:p>
          </table:table-cell>
          <table:table-cell office:value-type="percentage" office:value="0.1767">
            <text:p>17.67%</text:p>
          </table:table-cell>
          <table:table-cell office:value-type="percentage" office:value="0.0421">
            <text:p>4.21%</text:p>
          </table:table-cell>
          <table:table-cell office:value-type="percentage" office:value="0.0341">
            <text:p>3.4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3">
            <text:p>53.00%</text:p>
          </table:table-cell>
          <table:table-cell office:value-type="percentage" office:value="0.1765">
            <text:p>17.65%</text:p>
          </table:table-cell>
          <table:table-cell office:value-type="percentage" office:value="0.0424">
            <text:p>4.24%</text:p>
          </table:table-cell>
          <table:table-cell office:value-type="percentage" office:value="0.0343">
            <text:p>3.43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4">
            <text:p>54.00%</text:p>
          </table:table-cell>
          <table:table-cell office:value-type="percentage" office:value="0.1764">
            <text:p>17.64%</text:p>
          </table:table-cell>
          <table:table-cell office:value-type="percentage" office:value="0.0425">
            <text:p>4.25%</text:p>
          </table:table-cell>
          <table:table-cell office:value-type="percentage" office:value="0.0344">
            <text:p>3.44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5">
            <text:p>55.00%</text:p>
          </table:table-cell>
          <table:table-cell office:value-type="percentage" office:value="0.1775">
            <text:p>17.75%</text:p>
          </table:table-cell>
          <table:table-cell office:value-type="percentage" office:value="0.0427">
            <text:p>4.27%</text:p>
          </table:table-cell>
          <table:table-cell office:value-type="percentage" office:value="0.0345">
            <text:p>3.4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6">
            <text:p>56.00%</text:p>
          </table:table-cell>
          <table:table-cell office:value-type="percentage" office:value="0.1783">
            <text:p>17.83%</text:p>
          </table:table-cell>
          <table:table-cell office:value-type="percentage" office:value="0.0428">
            <text:p>4.28%</text:p>
          </table:table-cell>
          <table:table-cell office:value-type="percentage" office:value="0.0345">
            <text:p>3.4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7">
            <text:p>57.00%</text:p>
          </table:table-cell>
          <table:table-cell office:value-type="percentage" office:value="0.1786">
            <text:p>17.86%</text:p>
          </table:table-cell>
          <table:table-cell office:value-type="percentage" office:value="0.0427">
            <text:p>4.27%</text:p>
          </table:table-cell>
          <table:table-cell office:value-type="percentage" office:value="0.0344">
            <text:p>3.4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8">
            <text:p>58.00%</text:p>
          </table:table-cell>
          <table:table-cell office:value-type="percentage" office:value="0.1789">
            <text:p>17.89%</text:p>
          </table:table-cell>
          <table:table-cell office:value-type="percentage" office:value="0.0427">
            <text:p>4.27%</text:p>
          </table:table-cell>
          <table:table-cell office:value-type="percentage" office:value="0.0344">
            <text:p>3.44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59">
            <text:p>59.00%</text:p>
          </table:table-cell>
          <table:table-cell office:value-type="percentage" office:value="0.1793">
            <text:p>17.93%</text:p>
          </table:table-cell>
          <table:table-cell office:value-type="percentage" office:value="0.0429">
            <text:p>4.29%</text:p>
          </table:table-cell>
          <table:table-cell office:value-type="percentage" office:value="0.0345">
            <text:p>3.45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">
            <text:p>60.00%</text:p>
          </table:table-cell>
          <table:table-cell office:value-type="percentage" office:value="0.1803">
            <text:p>18.03%</text:p>
          </table:table-cell>
          <table:table-cell office:value-type="percentage" office:value="0.0428">
            <text:p>4.28%</text:p>
          </table:table-cell>
          <table:table-cell office:value-type="percentage" office:value="0.0345">
            <text:p>3.45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1">
            <text:p>61.00%</text:p>
          </table:table-cell>
          <table:table-cell office:value-type="percentage" office:value="0.1797">
            <text:p>17.97%</text:p>
          </table:table-cell>
          <table:table-cell office:value-type="percentage" office:value="0.0428">
            <text:p>4.28%</text:p>
          </table:table-cell>
          <table:table-cell office:value-type="percentage" office:value="0.0344">
            <text:p>3.44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2">
            <text:p>62.00%</text:p>
          </table:table-cell>
          <table:table-cell office:value-type="percentage" office:value="0.1796">
            <text:p>17.96%</text:p>
          </table:table-cell>
          <table:table-cell office:value-type="percentage" office:value="0.0428">
            <text:p>4.28%</text:p>
          </table:table-cell>
          <table:table-cell office:value-type="percentage" office:value="0.0345">
            <text:p>3.45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3">
            <text:p>63.00%</text:p>
          </table:table-cell>
          <table:table-cell office:value-type="percentage" office:value="0.1808">
            <text:p>18.08%</text:p>
          </table:table-cell>
          <table:table-cell office:value-type="percentage" office:value="0.0427">
            <text:p>4.27%</text:p>
          </table:table-cell>
          <table:table-cell office:value-type="percentage" office:value="0.0344">
            <text:p>3.44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4">
            <text:p>64.00%</text:p>
          </table:table-cell>
          <table:table-cell office:value-type="percentage" office:value="0.18">
            <text:p>18.00%</text:p>
          </table:table-cell>
          <table:table-cell office:value-type="percentage" office:value="0.0428">
            <text:p>4.28%</text:p>
          </table:table-cell>
          <table:table-cell office:value-type="percentage" office:value="0.0345">
            <text:p>3.45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5">
            <text:p>65.00%</text:p>
          </table:table-cell>
          <table:table-cell office:value-type="percentage" office:value="0.1806">
            <text:p>18.06%</text:p>
          </table:table-cell>
          <table:table-cell office:value-type="percentage" office:value="0.0427">
            <text:p>4.27%</text:p>
          </table:table-cell>
          <table:table-cell office:value-type="percentage" office:value="0.0345">
            <text:p>3.4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6">
            <text:p>66.00%</text:p>
          </table:table-cell>
          <table:table-cell office:value-type="percentage" office:value="0.181">
            <text:p>18.10%</text:p>
          </table:table-cell>
          <table:table-cell office:value-type="percentage" office:value="0.0426">
            <text:p>4.26%</text:p>
          </table:table-cell>
          <table:table-cell office:value-type="percentage" office:value="0.0345">
            <text:p>3.45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7">
            <text:p>67.00%</text:p>
          </table:table-cell>
          <table:table-cell office:value-type="percentage" office:value="0.1802">
            <text:p>18.02%</text:p>
          </table:table-cell>
          <table:table-cell office:value-type="percentage" office:value="0.0425">
            <text:p>4.25%</text:p>
          </table:table-cell>
          <table:table-cell office:value-type="percentage" office:value="0.0344">
            <text:p>3.4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8">
            <text:p>68.00%</text:p>
          </table:table-cell>
          <table:table-cell office:value-type="percentage" office:value="0.1805">
            <text:p>18.05%</text:p>
          </table:table-cell>
          <table:table-cell office:value-type="percentage" office:value="0.0425">
            <text:p>4.25%</text:p>
          </table:table-cell>
          <table:table-cell office:value-type="percentage" office:value="0.0344">
            <text:p>3.4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69">
            <text:p>69.00%</text:p>
          </table:table-cell>
          <table:table-cell office:value-type="percentage" office:value="0.1802">
            <text:p>18.02%</text:p>
          </table:table-cell>
          <table:table-cell office:value-type="percentage" office:value="0.0425">
            <text:p>4.25%</text:p>
          </table:table-cell>
          <table:table-cell office:value-type="percentage" office:value="0.0344">
            <text:p>3.44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">
            <text:p>70.00%</text:p>
          </table:table-cell>
          <table:table-cell office:value-type="percentage" office:value="0.1798">
            <text:p>17.98%</text:p>
          </table:table-cell>
          <table:table-cell office:value-type="percentage" office:value="0.0424">
            <text:p>4.24%</text:p>
          </table:table-cell>
          <table:table-cell office:value-type="percentage" office:value="0.0341">
            <text:p>3.4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1">
            <text:p>71.00%</text:p>
          </table:table-cell>
          <table:table-cell office:value-type="percentage" office:value="0.1802">
            <text:p>18.02%</text:p>
          </table:table-cell>
          <table:table-cell office:value-type="percentage" office:value="0.0425">
            <text:p>4.25%</text:p>
          </table:table-cell>
          <table:table-cell office:value-type="percentage" office:value="0.0341">
            <text:p>3.41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2">
            <text:p>72.00%</text:p>
          </table:table-cell>
          <table:table-cell office:value-type="percentage" office:value="0.1789">
            <text:p>17.89%</text:p>
          </table:table-cell>
          <table:table-cell office:value-type="percentage" office:value="0.0423">
            <text:p>4.23%</text:p>
          </table:table-cell>
          <table:table-cell office:value-type="percentage" office:value="0.034">
            <text:p>3.4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3">
            <text:p>73.00%</text:p>
          </table:table-cell>
          <table:table-cell office:value-type="percentage" office:value="0.1786">
            <text:p>17.86%</text:p>
          </table:table-cell>
          <table:table-cell office:value-type="percentage" office:value="0.0424">
            <text:p>4.24%</text:p>
          </table:table-cell>
          <table:table-cell office:value-type="percentage" office:value="0.0339">
            <text:p>3.39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4">
            <text:p>74.00%</text:p>
          </table:table-cell>
          <table:table-cell office:value-type="percentage" office:value="0.1786">
            <text:p>17.86%</text:p>
          </table:table-cell>
          <table:table-cell office:value-type="percentage" office:value="0.0422">
            <text:p>4.22%</text:p>
          </table:table-cell>
          <table:table-cell office:value-type="percentage" office:value="0.0337">
            <text:p>3.37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5">
            <text:p>75.00%</text:p>
          </table:table-cell>
          <table:table-cell office:value-type="percentage" office:value="0.1777">
            <text:p>17.77%</text:p>
          </table:table-cell>
          <table:table-cell office:value-type="percentage" office:value="0.0422">
            <text:p>4.22%</text:p>
          </table:table-cell>
          <table:table-cell office:value-type="percentage" office:value="0.0337">
            <text:p>3.37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6">
            <text:p>76.00%</text:p>
          </table:table-cell>
          <table:table-cell office:value-type="percentage" office:value="0.1773">
            <text:p>17.73%</text:p>
          </table:table-cell>
          <table:table-cell office:value-type="percentage" office:value="0.0424">
            <text:p>4.24%</text:p>
          </table:table-cell>
          <table:table-cell office:value-type="percentage" office:value="0.0338">
            <text:p>3.38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7">
            <text:p>77.00%</text:p>
          </table:table-cell>
          <table:table-cell office:value-type="percentage" office:value="0.1775">
            <text:p>17.75%</text:p>
          </table:table-cell>
          <table:table-cell office:value-type="percentage" office:value="0.0424">
            <text:p>4.24%</text:p>
          </table:table-cell>
          <table:table-cell office:value-type="percentage" office:value="0.0338">
            <text:p>3.38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8">
            <text:p>78.00%</text:p>
          </table:table-cell>
          <table:table-cell office:value-type="percentage" office:value="0.1773">
            <text:p>17.73%</text:p>
          </table:table-cell>
          <table:table-cell office:value-type="percentage" office:value="0.0424">
            <text:p>4.24%</text:p>
          </table:table-cell>
          <table:table-cell office:value-type="percentage" office:value="0.034">
            <text:p>3.40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79">
            <text:p>79.00%</text:p>
          </table:table-cell>
          <table:table-cell office:value-type="percentage" office:value="0.1793">
            <text:p>17.93%</text:p>
          </table:table-cell>
          <table:table-cell office:value-type="percentage" office:value="0.0425">
            <text:p>4.25%</text:p>
          </table:table-cell>
          <table:table-cell office:value-type="percentage" office:value="0.0343">
            <text:p>3.43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percentage" office:value="0.8">
            <text:p>80.00%</text:p>
          </table:table-cell>
          <table:table-cell office:value-type="percentage" office:value="0.1795">
            <text:p>17.95%</text:p>
          </table:table-cell>
          <table:table-cell office:value-type="percentage" office:value="0.0426">
            <text:p>4.26%</text:p>
          </table:table-cell>
          <table:table-cell office:value-type="percentage" office:value="0.0344">
            <text:p>3.44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1">
            <text:p>81.00%</text:p>
          </table:table-cell>
          <table:table-cell office:value-type="percentage" office:value="0.1813">
            <text:p>18.13%</text:p>
          </table:table-cell>
          <table:table-cell office:value-type="percentage" office:value="0.0427">
            <text:p>4.27%</text:p>
          </table:table-cell>
          <table:table-cell office:value-type="percentage" office:value="0.0347">
            <text:p>3.47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2">
            <text:p>82.00%</text:p>
          </table:table-cell>
          <table:table-cell office:value-type="percentage" office:value="0.1817">
            <text:p>18.17%</text:p>
          </table:table-cell>
          <table:table-cell office:value-type="percentage" office:value="0.0428">
            <text:p>4.28%</text:p>
          </table:table-cell>
          <table:table-cell office:value-type="percentage" office:value="0.0349">
            <text:p>3.49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3">
            <text:p>83.00%</text:p>
          </table:table-cell>
          <table:table-cell office:value-type="percentage" office:value="0.1839">
            <text:p>18.39%</text:p>
          </table:table-cell>
          <table:table-cell office:value-type="percentage" office:value="0.043">
            <text:p>4.30%</text:p>
          </table:table-cell>
          <table:table-cell office:value-type="percentage" office:value="0.0352">
            <text:p>3.52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4">
            <text:p>84.00%</text:p>
          </table:table-cell>
          <table:table-cell office:value-type="percentage" office:value="0.1847">
            <text:p>18.47%</text:p>
          </table:table-cell>
          <table:table-cell office:value-type="percentage" office:value="0.043">
            <text:p>4.30%</text:p>
          </table:table-cell>
          <table:table-cell office:value-type="percentage" office:value="0.0353">
            <text:p>3.53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5">
            <text:p>85.00%</text:p>
          </table:table-cell>
          <table:table-cell office:value-type="percentage" office:value="0.187">
            <text:p>18.70%</text:p>
          </table:table-cell>
          <table:table-cell office:value-type="percentage" office:value="0.0432">
            <text:p>4.32%</text:p>
          </table:table-cell>
          <table:table-cell office:value-type="percentage" office:value="0.0357">
            <text:p>3.57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6">
            <text:p>86.00%</text:p>
          </table:table-cell>
          <table:table-cell office:value-type="percentage" office:value="0.1884">
            <text:p>18.84%</text:p>
          </table:table-cell>
          <table:table-cell office:value-type="percentage" office:value="0.0433">
            <text:p>4.33%</text:p>
          </table:table-cell>
          <table:table-cell office:value-type="percentage" office:value="0.0356">
            <text:p>3.56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7">
            <text:p>87.00%</text:p>
          </table:table-cell>
          <table:table-cell office:value-type="percentage" office:value="0.1895">
            <text:p>18.95%</text:p>
          </table:table-cell>
          <table:table-cell office:value-type="percentage" office:value="0.0433">
            <text:p>4.33%</text:p>
          </table:table-cell>
          <table:table-cell office:value-type="percentage" office:value="0.0357">
            <text:p>3.57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8">
            <text:p>88.00%</text:p>
          </table:table-cell>
          <table:table-cell office:value-type="percentage" office:value="0.1893">
            <text:p>18.93%</text:p>
          </table:table-cell>
          <table:table-cell office:value-type="percentage" office:value="0.0434">
            <text:p>4.34%</text:p>
          </table:table-cell>
          <table:table-cell office:value-type="percentage" office:value="0.036">
            <text:p>3.60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89">
            <text:p>89.00%</text:p>
          </table:table-cell>
          <table:table-cell office:value-type="percentage" office:value="0.1902">
            <text:p>19.02%</text:p>
          </table:table-cell>
          <table:table-cell office:value-type="percentage" office:value="0.0433">
            <text:p>4.33%</text:p>
          </table:table-cell>
          <table:table-cell office:value-type="percentage" office:value="0.0361">
            <text:p>3.61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">
            <text:p>90.00%</text:p>
          </table:table-cell>
          <table:table-cell office:value-type="percentage" office:value="0.1913">
            <text:p>19.13%</text:p>
          </table:table-cell>
          <table:table-cell office:value-type="percentage" office:value="0.0434">
            <text:p>4.34%</text:p>
          </table:table-cell>
          <table:table-cell office:value-type="percentage" office:value="0.0362">
            <text:p>3.62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1">
            <text:p>91.00%</text:p>
          </table:table-cell>
          <table:table-cell office:value-type="percentage" office:value="0.1917">
            <text:p>19.17%</text:p>
          </table:table-cell>
          <table:table-cell office:value-type="percentage" office:value="0.0434">
            <text:p>4.34%</text:p>
          </table:table-cell>
          <table:table-cell office:value-type="percentage" office:value="0.0363">
            <text:p>3.63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2">
            <text:p>92.00%</text:p>
          </table:table-cell>
          <table:table-cell office:value-type="percentage" office:value="0.1926">
            <text:p>19.26%</text:p>
          </table:table-cell>
          <table:table-cell office:value-type="percentage" office:value="0.0435">
            <text:p>4.35%</text:p>
          </table:table-cell>
          <table:table-cell office:value-type="percentage" office:value="0.0367">
            <text:p>3.67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3">
            <text:p>93.00%</text:p>
          </table:table-cell>
          <table:table-cell office:value-type="percentage" office:value="0.1939">
            <text:p>19.39%</text:p>
          </table:table-cell>
          <table:table-cell office:value-type="percentage" office:value="0.0435">
            <text:p>4.35%</text:p>
          </table:table-cell>
          <table:table-cell office:value-type="percentage" office:value="0.0368">
            <text:p>3.68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4">
            <text:p>94.00%</text:p>
          </table:table-cell>
          <table:table-cell office:value-type="percentage" office:value="0.1952">
            <text:p>19.52%</text:p>
          </table:table-cell>
          <table:table-cell office:value-type="percentage" office:value="0.0435">
            <text:p>4.35%</text:p>
          </table:table-cell>
          <table:table-cell office:value-type="percentage" office:value="0.0369">
            <text:p>3.69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5">
            <text:p>95.00%</text:p>
          </table:table-cell>
          <table:table-cell office:value-type="percentage" office:value="0.1962">
            <text:p>19.62%</text:p>
          </table:table-cell>
          <table:table-cell office:value-type="percentage" office:value="0.0435">
            <text:p>4.35%</text:p>
          </table:table-cell>
          <table:table-cell office:value-type="percentage" office:value="0.037">
            <text:p>3.70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6">
            <text:p>96.00%</text:p>
          </table:table-cell>
          <table:table-cell office:value-type="percentage" office:value="0.1969">
            <text:p>19.69%</text:p>
          </table:table-cell>
          <table:table-cell office:value-type="percentage" office:value="0.0436">
            <text:p>4.36%</text:p>
          </table:table-cell>
          <table:table-cell office:value-type="percentage" office:value="0.0371">
            <text:p>3.71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7">
            <text:p>97.00%</text:p>
          </table:table-cell>
          <table:table-cell office:value-type="percentage" office:value="0.1983">
            <text:p>19.83%</text:p>
          </table:table-cell>
          <table:table-cell office:value-type="percentage" office:value="0.0436">
            <text:p>4.36%</text:p>
          </table:table-cell>
          <table:table-cell office:value-type="percentage" office:value="0.0372">
            <text:p>3.72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8">
            <text:p>98.00%</text:p>
          </table:table-cell>
          <table:table-cell office:value-type="percentage" office:value="0.1984">
            <text:p>19.84%</text:p>
          </table:table-cell>
          <table:table-cell office:value-type="percentage" office:value="0.0436">
            <text:p>4.36%</text:p>
          </table:table-cell>
          <table:table-cell office:value-type="percentage" office:value="0.0372">
            <text:p>3.72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0.99">
            <text:p>99.00%</text:p>
          </table:table-cell>
          <table:table-cell office:value-type="percentage" office:value="0.1988">
            <text:p>19.88%</text:p>
          </table:table-cell>
          <table:table-cell office:value-type="percentage" office:value="0.0437">
            <text:p>4.37%</text:p>
          </table:table-cell>
          <table:table-cell office:value-type="percentage" office:value="0.0373">
            <text:p>3.73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0.1993">
            <text:p>19.93%</text:p>
          </table:table-cell>
          <table:table-cell office:value-type="percentage" office:value="0.0437">
            <text:p>4.37%</text:p>
          </table:table-cell>
          <table:table-cell office:value-type="percentage" office:value="0.0375">
            <text:p>3.75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.00%</text:p>
          </table:table-cell>
          <table:table-cell office:value-type="percentage" office:value="0.1993">
            <text:p>19.93%</text:p>
          </table:table-cell>
          <table:table-cell office:value-type="percentage" office:value="0.0437">
            <text:p>4.37%</text:p>
          </table:table-cell>
          <table:table-cell office:value-type="percentage" office:value="0.0375">
            <text:p>3.75%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fr" fo:country="B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B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21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7T21:25:19</dc:date>
    <meta:generator>OpenOffice.org/3.0$Linux OpenOffice.org_project/300m15$Build-9379</meta:generator>
    <meta:editing-duration>PT00H20M22S</meta:editing-duration>
    <meta:editing-cycles>1</meta:editing-cycles>
    <meta:document-statistic meta:table-count="1" meta:cell-count="83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1.6741724014282pt" style:font-size-asian="11.6741724014282pt" style:font-size-complex="11.6741724014282pt"/>
    </style:style>
    <style:style style:name="ch3" style:family="chart">
      <style:graphic-properties draw:stroke="none" svg:stroke-color="#b3b3b3" draw:fill="none" draw:fill-color="#e6e6e6"/>
      <style:text-properties fo:font-size="7.18410587310791pt" style:font-size-asian="7.18410587310791pt" style:font-size-complex="7.18410587310791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306cm" svg:height="8.814cm" chart:class="chart:line" chart:style-name="ch1">
        <chart:title svg:x="2.232cm" svg:y="0.176cm" chart:style-name="ch2">
          <text:p>Pourcentage messages réémis sans pertes brutales</text:p>
        </chart:title>
        <chart:legend chart:legend-position="end" svg:x="12.391cm" svg:y="4.118cm" chart:style-name="ch3"/>
        <chart:plot-area chart:style-name="ch4" table:cell-range-address="Feuille1.B1:Feuille1.B103" chart:data-source-has-labels="row" svg:x="0.286cm" svg:y="0.875cm" svg:width="11.82cm" svg:height="7.58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103" chart:label-cell-address="Feuille1.B1:Feuille1.B1" chart:class="chart:line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B1">Réém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1.B2:Feuille1.B10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1">
                <text:p>0.0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88">
                <text:p>0.1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74">
                <text:p>0.1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84">
                <text:p>0.1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62">
                <text:p>0.1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67">
                <text:p>0.1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49">
                <text:p>0.1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68">
                <text:p>0.1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52">
                <text:p>0.1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72">
                <text:p>0.1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93">
                <text:p>0.1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36">
                <text:p>0.1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86">
                <text:p>0.1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14">
                <text:p>0.1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44">
                <text:p>0.1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54">
                <text:p>0.1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38">
                <text:p>0.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71">
                <text:p>0.1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53">
                <text:p>0.1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7">
                <text:p>0.15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64">
                <text:p>0.1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52">
                <text:p>0.1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78">
                <text:p>0.1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87">
                <text:p>0.1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01">
                <text:p>0.1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6">
                <text:p>0.16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82">
                <text:p>0.1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82">
                <text:p>0.1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91">
                <text:p>0.1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88">
                <text:p>0.16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08">
                <text:p>0.1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23">
                <text:p>0.1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31">
                <text:p>0.1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31">
                <text:p>0.1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47">
                <text:p>0.17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69">
                <text:p>0.1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67">
                <text:p>0.17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65">
                <text:p>0.1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64">
                <text:p>0.1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75">
                <text:p>0.17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83">
                <text:p>0.1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89">
                <text:p>0.1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93">
                <text:p>0.17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03">
                <text:p>0.18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797">
                <text:p>0.1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96">
                <text:p>0.1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08">
                <text:p>0.1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05">
                <text:p>0.1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98">
                <text:p>0.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89">
                <text:p>0.1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77">
                <text:p>0.17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73">
                <text:p>0.1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75">
                <text:p>0.17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773">
                <text:p>0.1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93">
                <text:p>0.17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95">
                <text:p>0.17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13">
                <text:p>0.18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817">
                <text:p>0.18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39">
                <text:p>0.1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47">
                <text:p>0.18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84">
                <text:p>0.1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895">
                <text:p>0.18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93">
                <text:p>0.1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13">
                <text:p>0.19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17">
                <text:p>0.19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26">
                <text:p>0.19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39">
                <text:p>0.1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52">
                <text:p>0.19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62">
                <text:p>0.1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69">
                <text:p>0.19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83">
                <text:p>0.19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8">
                <text:p>0.19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93">
                <text:p>0.19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93">
                <text:p>0.1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